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2" style:family="paragraph" style:parent-style-name="Heading_20_2">
      <style:paragraph-properties fo:margin-left="0in" fo:margin-right="0in" style:line-height-at-least="0.198in" fo:text-indent="0in" style:auto-text-indent="false"/>
      <style:text-properties fo:color="#333333" fo:font-size="15pt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font-variant="normal" fo:text-transform="none" fo:color="#222222" style:font-name="Roboto" fo:font-size="10.5pt" fo:letter-spacing="normal" fo:font-style="normal" fo:font-weight="normal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33b5e5" style:text-line-through-style="none" style:font-name="monospace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222222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Roboto" fo:font-size="10.5pt" fo:letter-spacing="normal" fo:font-style="normal" fo:font-weight="normal" fo:background-color="#0084d1"/>
    </style:style>
    <style:style style:name="T4" style:family="text">
      <style:text-properties fo:font-variant="normal" fo:text-transform="none" fo:color="#222222" style:text-line-through-style="none" style:font-name="monospace" fo:font-size="9.7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8000" style:font-name="Roboto" fo:font-size="10.5pt" fo:letter-spacing="normal" fo:font-style="normal" fo:font-weight="normal"/>
    </style:style>
    <style:style style:name="T6" style:family="text">
      <style:text-properties fo:font-variant="normal" fo:text-transform="none" fo:color="#0066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258aaf" style:text-line-through-style="none" style:font-name="monospace" fo:font-size="9.75pt" fo:letter-spacing="normal" fo:font-style="normal" style:text-underline-style="none" fo:font-weight="normal" style:text-blinking="false"/>
    </style:style>
    <style:style style:name="T8" style:family="text">
      <style:text-properties fo:background-color="#008080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/></text:span></text:p>
      <text:p text:style-name="P1"><text:span text:style-name="Source_20_Text"><text:span text:style-name="T1">1.</text:span></text:span></text:p>
      <text:p text:style-name="P1"><text:span text:style-name="Source_20_Text"><text:span text:style-name="T1">ViewGroup</text:span></text:span><text:span text:style-name="Source_20_Text"><text:span text:style-name="T4"> </text:span></text:span><text:span text:style-name="T2">objects are invisible view containers that define how the child views are laid out, such as in a </text:span><text:span text:style-name="T2"><office:annotation><dc:creator>Jasper Li</dc:creator><dc:date>2014-02-02T18:12:29</dc:date><text:p text:style-name="P5"><text:span text:style-name="T9">Grid : surrond</text:span></text:p></office:annotation></text:span><text:span text:style-name="T5">grid</text:span><text:span text:style-name="T2"> or a </text:span><text:span text:style-name="T5">vertical</text:span><text:span text:style-name="T2"> </text:span><text:span text:style-name="T2"><office:annotation><dc:creator>Jasper Li</dc:creator><dc:date>2014-02-02T18:13:49</dc:date><text:p text:style-name="P5"><text:span text:style-name="T9">Vertical /ˈvɜːtɪkl;/</text:span></text:p><text:p text:style-name="P5"><text:span text:style-name="T9">垂直</text:span></text:p><text:p text:style-name="P5"><text:span text:style-name="T9">Horizontal </text:span><text:span text:style-name="T9">水平的。</text:span></text:p></office:annotation></text:span><text:span text:style-name="T2">list.</text:span></text:p>
      <text:p text:style-name="P3"/>
      <text:p text:style-name="P3">2.</text:p>
      <text:h text:style-name="P2" text:outline-level="2"><text:bookmark text:name="LinearLayout"/><text:span text:style-name="T2">Create a </text:span><text:span text:style-name="T2"><office:annotation><dc:creator>Jasper Li</dc:creator><dc:date>2014-02-02T20:35:06</dc:date><text:p text:style-name="P5"><text:span text:style-name="T9">Linear /'lɪnɪə/ </text:span></text:p><text:p text:style-name="P5"><text:span text:style-name="T9">Arranged in a straight line.</text:span></text:p></office:annotation></text:span><text:span text:style-name="T5">Linear</text:span><text:span text:style-name="T2"> Layout</text:span></text:h>
      <text:p text:style-name="P3"/>
      <text:p text:style-name="P3">3.</text:p>
      <text:p text:style-name="P1"><text:span text:style-name="T2">The BlankActivity </text:span><text:span text:style-name="T2"><office:annotation><dc:creator>Jasper Li</dc:creator><dc:date>2014-02-02T20:39:47</dc:date><text:p text:style-name="P5"><text:span text:style-name="T9">Template/'tɛmpleɪt,/</text:span></text:p><text:p text:style-name="P5"><text:span text:style-name="T9">A preset format for the source code.</text:span></text:p></office:annotation></text:span><text:span text:style-name="T3">template</text:span><text:span text:style-name="T2"> you chose when you created this project includes the </text:span><text:span text:style-name="Source_20_Text"><text:span text:style-name="T6">activity_main.xml</text:span></text:span><text:span text:style-name="T2"> file with a </text:span><text:span text:style-name="Source_20_Text"><text:span text:style-name="T7">RelativeLayout</text:span></text:span><text:span text:style-name="T2"> root view and a </text:span><text:span text:style-name="Source_20_Text"><text:span text:style-name="T7">TextView</text:span></text:span><text:span text:style-name="T2"> child view.</text:span></text:p>
      <text:p text:style-name="P1"><text:span text:style-name="T2"/></text:p>
      <text:p text:style-name="P1"><text:span text:style-name="T2">4.</text:span></text:p>
      <text:p text:style-name="P3">Using the plus sign is necessary only when specifying a new resource ID and not needed for <text:span text:style-name="T8">concrete</text:span><text:span text:style-name="T8"><office:annotation><dc:creator>Jasper Li</dc:creator><dc:date>2014-02-03T09:40:01</dc:date><text:p text:style-name="P6"><text:span text:style-name="T10">Concrete / 'kɒŋkri:t /</text:span></text:p><text:p text:style-name="P6"><text:span text:style-name="T10">(1)definate</text:span></text:p><text:p text:style-name="P6"><text:span text:style-name="T10">(2)existing in a physical form.</text:span></text:p><text:p text:style-name="P6"><text:span text:style-name="T10"/></text:p></office:annotation></text:span> resources such as strings or layouts. See the sidebox for more information about resource 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Roboto" svg:font-family="Roboto, sans-serif"/>
    <style:font-face style:name="monospace" svg:font-family="monospace"/>
    <style:font-face style:name="Ubuntu" svg:font-family="Ubuntu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Source_20_Text" style:display-name="Source Text" style:family="text">
      <style:text-properties style:font-name="DejaVu Sans Mono" style:font-name-asian="WenQuanYi Zen Hei Mono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02T08:57:18</meta:creation-date>
    <dc:date>2014-02-03T10:42:35</dc:date>
    <dc:creator>Jasper Li</dc:creator>
    <meta:editing-duration>P0D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8" meta:word-count="94" meta:character-count="525" meta:non-whitespace-character-count="444"/>
  </office:meta>
</office:document-meta>
</file>